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it [00:01, <text:s/>1.75s/it]https://www.wikidata.org/wiki/Q577407 <text:s text:c="4"/>577407 <text:s text:c="4"/>The Party <text:s text:c="22"/>1968 comedy film directed by Blake Edwards <text:s text:c="57"/></text:p>
      <text:p text:style-name="Standard">https://www.wikidata.org/wiki/Q2996312 <text:s text:c="3"/>2996312 <text:s text:c="3"/>Democratic Convention <text:s text:c="110"/></text:p>
      <text:p text:style-name="Standard">Q577407 Q2996312 ['organize']</text:p>
      <text:p text:style-name="Standard">https://www.wikidata.org/wiki/Q1541747 <text:s text:c="3"/>1541747 <text:s text:c="3"/>National Republican Party <text:s text:c="106"/></text:p>
      <text:p text:style-name="Standard">https://www.wikidata.org/wiki/Q2996312 <text:s text:c="3"/>2996312 <text:s text:c="3"/>Democratic Convention <text:s text:c="110"/></text:p>
      <text:p text:style-name="Standard">Q1541747 Q2996312 ['organize']</text:p>
      <text:p text:style-name="Standard">https://www.wikidata.org/wiki/Q131569 <text:s text:c="4"/>131569 <text:s text:c="4"/>treaty <text:s text:c="25"/>express agreement under international law entered into by actors in international law <text:s text:c="14"/></text:p>
      <text:p text:style-name="Standard">https://www.wikidata.org/wiki/Q2996312 <text:s text:c="3"/>2996312 <text:s text:c="3"/>Democratic Convention <text:s text:c="110"/></text:p>
      <text:p text:style-name="Standard">Q131569 Q2996312 ['organize']</text:p>
      <text:p text:style-name="Standard">https://www.wikidata.org/wiki/Q11817 <text:s text:c="5"/>11817 <text:s text:c="5"/>Andrew Jackson <text:s text:c="17"/>American general and politician, 7th President of the United States <text:s text:c="32"/></text:p>
      <text:p text:style-name="Standard">https://www.wikidata.org/wiki/Q2996312 <text:s text:c="3"/>2996312 <text:s text:c="3"/>Democratic Convention <text:s text:c="110"/></text:p>
      <text:p text:style-name="Standard">Q11817 Q2996312 ['organize']</text:p>
      <text:p text:style-name="Standard">2it [00:02, <text:s/>1.51s/it]https://www.wikidata.org/wiki/Q1553195 <text:s text:c="3"/>1553195 <text:s text:c="3"/>party leader <text:s text:c="19"/>leading official of a political party <text:s text:c="62"/></text:p>
      <text:p text:style-name="Standard">https://www.wikidata.org/wiki/Q30945670 <text:s text:c="2"/>30945670 <text:s text:c="2"/>Zhong Chenle <text:s text:c="19"/>Chinese singer, songwriter, dancer, and actor based in Seoul, South Korea <text:s text:c="26"/></text:p>
      <text:p text:style-name="Standard">Q1553195 Q30945670 ['nominate']</text:p>
      <text:p text:style-name="Standard">https://www.wikidata.org/wiki/Q1185865 <text:s text:c="3"/>1185865 <text:s text:c="3"/>Democratic National Convention <text:s/>series of presidential nominating conventions held every four years since 1832 by the United States </text:p>
      <text:p text:style-name="Standard">https://www.wikidata.org/wiki/Q1581 <text:s text:c="6"/>1581 <text:s text:c="6"/>Missouri <text:s text:c="23"/>state of the United States of America <text:s text:c="62"/></text:p>
      <text:p text:style-name="Standard">Q1185865 Q1581 ['except']</text:p>
      <text:p text:style-name="Standard">https://www.wikidata.org/wiki/Q1185865 <text:s text:c="3"/>1185865 <text:s text:c="3"/>Democratic National Convention <text:s/>series of presidential nominating conventions held every four years since 1832 by the United States </text:p>
      <text:p text:style-name="Standard">https://www.wikidata.org/wiki/Q7275 <text:s text:c="6"/>7275 <text:s text:c="6"/>state <text:s text:c="26"/>organised community living under a system of government; either a sovereign state, constituent state</text:p>
      <text:p text:style-name="Standard">Q1185865 Q7275 ['host']</text:p>
      <text:p text:style-name="Standard">https://www.wikidata.org/wiki/Q1185865 <text:s text:c="3"/>1185865 <text:s text:c="3"/>Democratic National Convention <text:s/>series of presidential nominating conventions held every four years since 1832 by the United States </text:p>
      <text:p text:style-name="Standard">https://www.wikidata.org/wiki/Q1581 <text:s text:c="6"/>1581 <text:s text:c="6"/>Missouri <text:s text:c="23"/>state of the United States of America <text:s text:c="62"/></text:p>
      <text:p text:style-name="Standard">Q1185865 Q1581 ['host']</text:p>
      <text:p text:style-name="Standard">https://www.wikidata.org/wiki/Q1185865 <text:s text:c="3"/>1185865 <text:s text:c="3"/>Democratic National Convention <text:s/>series of presidential nominating conventions held every four years since 1832 by the United States </text:p>
      <text:p text:style-name="Standard">https://www.wikidata.org/wiki/Q994779 <text:s text:c="4"/>994779 <text:s text:c="4"/>delegate <text:s text:c="23"/>individual who speaks or acts on behalf of an organization <text:s text:c="41"/></text:p>
      <text:p text:style-name="Standard">Q1185865 Q994779 ['host']</text:p>
      <text:p text:style-name="Standard">https://www.wikidata.org/wiki/Q1185865 <text:s text:c="3"/>1185865 <text:s text:c="3"/>Democratic National Convention <text:s/>series of presidential nominating conventions held every four years since 1832 by the United States </text:p>
      <text:p text:style-name="Standard">https://www.wikidata.org/wiki/Q11817 <text:s text:c="5"/>11817 <text:s text:c="5"/>Andrew Jackson <text:s text:c="17"/>American general and politician, 7th President of the United States <text:s text:c="32"/></text:p>
      <text:p text:style-name="Standard">Q1185865 Q11817 ['host']</text:p>
      <text:p text:style-name="Standard">https://www.wikidata.org/wiki/Q994779 <text:s text:c="4"/>994779 <text:s text:c="4"/>delegate <text:s text:c="23"/>individual who speaks or acts on behalf of an organization <text:s text:c="41"/></text:p>
      <text:p text:style-name="Standard">https://www.wikidata.org/wiki/Q11817 <text:s text:c="5"/>11817 <text:s text:c="5"/>Andrew Jackson <text:s text:c="17"/>American general and politician, 7th President of the United States <text:s text:c="32"/></text:p>
      <text:p text:style-name="Standard">Q994779 Q11817 ['except']</text:p>
      <text:p text:style-name="Standard">https://www.wikidata.org/wiki/Q994779 <text:s text:c="4"/>994779 <text:s text:c="4"/>delegate <text:s text:c="23"/>individual who speaks or acts on behalf of an organization <text:s text:c="41"/></text:p>
      <text:p text:style-name="Standard"><text:soft-page-break/>https://www.wikidata.org/wiki/Q1581 <text:s text:c="6"/>1581 <text:s text:c="6"/>Missouri <text:s text:c="23"/>state of the United States of America <text:s text:c="62"/></text:p>
      <text:p text:style-name="Standard">Q994779 Q1581 ['except']</text:p>
      <text:p text:style-name="Standard">https://www.wikidata.org/wiki/Q7275 <text:s text:c="6"/>7275 <text:s text:c="6"/>state <text:s text:c="26"/>organised community living under a system of government; either a sovereign state, constituent state</text:p>
      <text:p text:style-name="Standard">https://www.wikidata.org/wiki/Q1581 <text:s text:c="6"/>1581 <text:s text:c="6"/>Missouri <text:s text:c="23"/>state of the United States of America <text:s text:c="62"/></text:p>
      <text:p text:style-name="Standard">Q7275 Q1581 ['except']</text:p>
      <text:p text:style-name="Standard">https://www.wikidata.org/wiki/Q7275 <text:s text:c="6"/>7275 <text:s text:c="6"/>state <text:s text:c="26"/>organised community living under a system of government; either a sovereign state, constituent state</text:p>
      <text:p text:style-name="Standard">https://www.wikidata.org/wiki/Q11817 <text:s text:c="5"/>11817 <text:s text:c="5"/>Andrew Jackson <text:s text:c="17"/>American general and politician, 7th President of the United States <text:s text:c="32"/></text:p>
      <text:p text:style-name="Standard">Q7275 Q11817 ['except']</text:p>
      <text:p text:style-name="Standard">https://www.wikidata.org/wiki/Q11817 <text:s text:c="5"/>11817 <text:s text:c="5"/>Andrew Jackson <text:s text:c="17"/>American general and politician, 7th President of the United States <text:s text:c="32"/></text:p>
      <text:p text:style-name="Standard">https://www.wikidata.org/wiki/Q1156895 <text:s text:c="3"/>1156895 <text:s text:c="3"/>nomination <text:s text:c="21"/>part of the process of selecting a candidate <text:s text:c="55"/></text:p>
      <text:p text:style-name="Standard">Q11817 Q1156895 ['win']</text:p>
      <text:p text:style-name="Standard">https://www.wikidata.org/wiki/Q11817 <text:s text:c="5"/>11817 <text:s text:c="5"/>Andrew Jackson <text:s text:c="17"/>American general and politician, 7th President of the United States <text:s text:c="32"/></text:p>
      <text:p text:style-name="Standard">https://www.wikidata.org/wiki/Q16928008 <text:s text:c="2"/>16928008 <text:s text:c="2"/>State <text:s text:c="26"/>semantic web platform created by London, England-based Equal Media Ltd. <text:s text:c="28"/></text:p>
      <text:p text:style-name="Standard">Q11817 Q16928008 ['Secretary']</text:p>
      <text:p text:style-name="Standard">https://www.wikidata.org/wiki/Q11817 <text:s text:c="5"/>11817 <text:s text:c="5"/>Andrew Jackson <text:s text:c="17"/>American general and politician, 7th President of the United States <text:s text:c="32"/></text:p>
      <text:p text:style-name="Standard">https://www.wikidata.org/wiki/Q1156895 <text:s text:c="3"/>1156895 <text:s text:c="3"/>nomination <text:s text:c="21"/>part of the process of selecting a candidate <text:s text:c="55"/></text:p>
      <text:p text:style-name="Standard">Q11817 Q1156895 ['Secretary']</text:p>
      <text:p text:style-name="Standard">https://www.wikidata.org/wiki/Q16928008 <text:s text:c="2"/>16928008 <text:s text:c="2"/>State <text:s text:c="26"/>semantic web platform created by London, England-based Equal Media Ltd. <text:s text:c="28"/></text:p>
      <text:p text:style-name="Standard">https://www.wikidata.org/wiki/Q1156895 <text:s text:c="3"/>1156895 <text:s text:c="3"/>nomination <text:s text:c="21"/>part of the process of selecting a candidate <text:s text:c="55"/></text:p>
      <text:p text:style-name="Standard">Q16928008 Q1156895 ['win']</text:p>
      <text:p text:style-name="Standard">https://www.wikidata.org/wiki/Q551800 <text:s text:c="4"/>551800 <text:s text:c="4"/>ticket <text:s text:c="25"/>paper or cardboard document showing payment for access to an event or service <text:s text:c="22"/></text:p>
      <text:p text:style-name="Standard">https://www.wikidata.org/wiki/Q858439 <text:s text:c="4"/>858439 <text:s text:c="4"/>presidential election <text:s text:c="10"/>election of any head of state whose official title is President <text:s text:c="36"/></text:p>
      <text:p text:style-name="Standard">Q551800 Q858439 ['Secretary']</text:p>
      <text:p text:style-name="Standard">https://www.wikidata.org/wiki/Q551800 <text:s text:c="4"/>551800 <text:s text:c="4"/>ticket <text:s text:c="25"/>paper or cardboard document showing payment for access to an event or service <text:s text:c="22"/></text:p>
      <text:p text:style-name="Standard">https://www.wikidata.org/wiki/Q858439 <text:s text:c="4"/>858439 <text:s text:c="4"/>presidential election <text:s text:c="10"/>election of any head of state whose official title is President <text:s text:c="36"/></text:p>
      <text:p text:style-name="Standard">Q551800 Q858439 ['win']</text:p>
      <text:p text:style-name="Standard">https://www.wikidata.org/wiki/Q551800 <text:s text:c="4"/>551800 <text:s text:c="4"/>ticket <text:s text:c="25"/>paper or cardboard document showing payment for access to an event or service <text:s text:c="22"/></text:p>
      <text:p text:style-name="Standard">https://www.wikidata.org/wiki/Q16928008 <text:s text:c="2"/>16928008 <text:s text:c="2"/>State <text:s text:c="26"/>semantic web platform created by London, England-based Equal Media Ltd. <text:s text:c="28"/></text:p>
      <text:p text:style-name="Standard">Q551800 Q16928008 ['Secretary']</text:p>
      <text:p text:style-name="Standard">https://www.wikidata.org/wiki/Q11817 <text:s text:c="5"/>11817 <text:s text:c="5"/>Andrew Jackson <text:s text:c="17"/>American general and politician, 7th President of the United States <text:s text:c="32"/></text:p>
      <text:p text:style-name="Standard">https://www.wikidata.org/wiki/Q16928008 <text:s text:c="2"/>16928008 <text:s text:c="2"/>State <text:s text:c="26"/>semantic web platform created by London, England-based Equal Media Ltd. <text:s text:c="28"/></text:p>
      <text:p text:style-name="Standard"><text:soft-page-break/>Q11817 Q16928008 ['Secretary']</text:p>
      <text:p text:style-name="Standard">https://www.wikidata.org/wiki/Q11817 <text:s text:c="5"/>11817 <text:s text:c="5"/>Andrew Jackson <text:s text:c="17"/>American general and politician, 7th President of the United States <text:s text:c="32"/></text:p>
      <text:p text:style-name="Standard">https://www.wikidata.org/wiki/Q858439 <text:s text:c="4"/>858439 <text:s text:c="4"/>presidential election <text:s text:c="10"/>election of any head of state whose official title is President <text:s text:c="36"/></text:p>
      <text:p text:style-name="Standard">Q11817 Q858439 ['Secretary']</text:p>
      <text:p text:style-name="Standard">https://www.wikidata.org/wiki/Q11817 <text:s text:c="5"/>11817 <text:s text:c="5"/>Andrew Jackson <text:s text:c="17"/>American general and politician, 7th President of the United States <text:s text:c="32"/></text:p>
      <text:p text:style-name="Standard">https://www.wikidata.org/wiki/Q858439 <text:s text:c="4"/>858439 <text:s text:c="4"/>presidential election <text:s text:c="10"/>election of any head of state whose official title is President <text:s text:c="36"/></text:p>
      <text:p text:style-name="Standard">Q11817 Q858439 ['win']</text:p>
      <text:p text:style-name="Standard">https://www.wikidata.org/wiki/Q11817 <text:s text:c="5"/>11817 <text:s text:c="5"/>Andrew Jackson <text:s text:c="17"/>American general and politician, 7th President of the United States <text:s text:c="32"/></text:p>
      <text:p text:style-name="Standard">https://www.wikidata.org/wiki/Q858439 <text:s text:c="4"/>858439 <text:s text:c="4"/>presidential election <text:s text:c="10"/>election of any head of state whose official title is President <text:s text:c="36"/></text:p>
      <text:p text:style-name="Standard">Q11817 Q858439 ['Martin']</text:p>
      <text:p text:style-name="Standard">https://www.wikidata.org/wiki/Q16928008 <text:s text:c="2"/>16928008 <text:s text:c="2"/>State <text:s text:c="26"/>semantic web platform created by London, England-based Equal Media Ltd. <text:s text:c="28"/></text:p>
      <text:p text:style-name="Standard">https://www.wikidata.org/wiki/Q858439 <text:s text:c="4"/>858439 <text:s text:c="4"/>presidential election <text:s text:c="10"/>election of any head of state whose official title is President <text:s text:c="36"/></text:p>
      <text:p text:style-name="Standard">Q16928008 Q858439 ['win']</text:p>
      <text:p text:style-name="Standard">5it [00:08, <text:s/>1.84s/it]https://www.wikidata.org/wiki/Q1313 <text:s text:c="6"/>1313 <text:s text:c="6"/>summer <text:s text:c="25"/>the warmest season of the year, in the northern hemisphere from June to August and in the southern h</text:p>
      <text:p text:style-name="Standard">https://www.wikidata.org/wiki/Q131841 <text:s text:c="4"/>131841 <text:s text:c="4"/>idea <text:s text:c="27"/>mental image or concept <text:s text:c="76"/></text:p>
      <text:p text:style-name="Standard">Q1313 Q131841 ['raise']</text:p>
      <text:p text:style-name="Standard">https://www.wikidata.org/wiki/Q7793564 <text:s text:c="3"/>7793564 <text:s text:c="3"/>Thomas Ritchie <text:s text:c="17"/>American journalist <text:s text:c="80"/></text:p>
      <text:p text:style-name="Standard">https://www.wikidata.org/wiki/Q131841 <text:s text:c="4"/>131841 <text:s text:c="4"/>idea <text:s text:c="27"/>mental image or concept <text:s text:c="76"/></text:p>
      <text:p text:style-name="Standard">Q7793564 Q131841 ['raise']</text:p>
      <text:p text:style-name="Standard">https://www.wikidata.org/wiki/Q1370 <text:s text:c="6"/>1370 <text:s text:c="6"/>Virginia <text:s text:c="23"/>state of the United States of America <text:s text:c="62"/></text:p>
      <text:p text:style-name="Standard">https://www.wikidata.org/wiki/Q131841 <text:s text:c="4"/>131841 <text:s text:c="4"/>idea <text:s text:c="27"/>mental image or concept <text:s text:c="76"/></text:p>
      <text:p text:style-name="Standard">Q1370 Q131841 ['raise']</text:p>
      <text:p text:style-name="Standard">https://www.wikidata.org/wiki/Q1370 <text:s text:c="6"/>1370 <text:s text:c="6"/>Virginia <text:s text:c="23"/>state of the United States of America <text:s text:c="62"/></text:p>
      <text:p text:style-name="Standard">https://www.wikidata.org/wiki/Q1156895 <text:s text:c="3"/>1156895 <text:s text:c="3"/>nomination <text:s text:c="21"/>part of the process of selecting a candidate <text:s text:c="55"/></text:p>
      <text:p text:style-name="Standard">Q1370 Q1156895 ['raise']</text:p>
      <text:p text:style-name="Standard">https://www.wikidata.org/wiki/Q1370 <text:s text:c="6"/>1370 <text:s text:c="6"/>Virginia <text:s text:c="23"/>state of the United States of America <text:s text:c="62"/></text:p>
      <text:p text:style-name="Standard">https://www.wikidata.org/wiki/Q219825 <text:s text:c="4"/>219825 <text:s text:c="4"/>National Convention <text:s text:c="12"/>single-chamber assembly in France from 21 September 1792 to 26 October 1795 <text:s text:c="24"/></text:p>
      <text:p text:style-name="Standard">Q1370 Q219825 ['raise']</text:p>
      <text:p text:style-name="Standard">https://www.wikidata.org/wiki/Q1370 <text:s text:c="6"/>1370 <text:s text:c="6"/>Virginia <text:s text:c="23"/>state of the United States of America <text:s text:c="62"/></text:p>
      <text:p text:style-name="Standard">https://www.wikidata.org/wiki/Q5160969 <text:s text:c="3"/>5160969 <text:s text:c="3"/>Congressional nominating caucus <text:s text:c="101"/></text:p>
      <text:p text:style-name="Standard">Q1370 Q5160969 ['raise']</text:p>
      <text:p text:style-name="Standard">https://www.wikidata.org/wiki/Q1370 <text:s text:c="6"/>1370 <text:s text:c="6"/>Virginia <text:s text:c="23"/>state of the United States of America <text:s text:c="62"/></text:p>
      <text:p text:style-name="Standard"><text:soft-page-break/>&lt;class 'Exception'&gt;</text:p>
      <text:p text:style-name="Standard">Q1370 the devotees ['raise']</text:p>
      <text:p text:style-name="Standard">https://www.wikidata.org/wiki/Q1370 <text:s text:c="6"/>1370 <text:s text:c="6"/>Virginia <text:s text:c="23"/>state of the United States of America <text:s text:c="62"/></text:p>
      <text:p text:style-name="Standard">https://www.wikidata.org/wiki/Q5031731 <text:s text:c="3"/>5031731 <text:s text:c="3"/>candidacy <text:s text:c="22"/>Roman Catholic rite by which the Church recognizes a seminarian as worthy of being ordained <text:s text:c="8"/></text:p>
      <text:p text:style-name="Standard">Q1370 Q5031731 ['raise']</text:p>
      <text:p text:style-name="Standard">https://www.wikidata.org/wiki/Q219825 <text:s text:c="4"/>219825 <text:s text:c="4"/>National Convention <text:s text:c="12"/>single-chamber assembly in France from 21 September 1792 to 26 October 1795 <text:s text:c="24"/></text:p>
      <text:p text:style-name="Standard">https://www.wikidata.org/wiki/Q1156895 <text:s text:c="3"/>1156895 <text:s text:c="3"/>nomination <text:s text:c="21"/>part of the process of selecting a candidate <text:s text:c="55"/></text:p>
      <text:p text:style-name="Standard">Q219825 Q1156895 ['resolve']</text:p>
      <text:p text:style-name="Standard">&lt;class 'Exception'&gt;</text:p>
      <text:p text:style-name="Standard">https://www.wikidata.org/wiki/Q219825 <text:s text:c="4"/>219825 <text:s text:c="4"/>National Convention <text:s text:c="12"/>single-chamber assembly in France from 21 September 1792 to 26 October 1795 <text:s text:c="24"/></text:p>
      <text:p text:style-name="Standard">that defeat Q219825 ['Van']</text:p>
      <text:p text:style-name="Standard">https://www.wikidata.org/wiki/Q40231 <text:s text:c="5"/>40231 <text:s text:c="5"/>election <text:s text:c="23"/>process by which a population chooses an individual to hold public office <text:s text:c="26"/></text:p>
      <text:p text:style-name="Standard">https://www.wikidata.org/wiki/Q219825 <text:s text:c="4"/>219825 <text:s text:c="4"/>National Convention <text:s text:c="12"/>single-chamber assembly in France from 21 September 1792 to 26 October 1795 <text:s text:c="24"/></text:p>
      <text:p text:style-name="Standard">Q40231 Q219825 ['Van']</text:p>
      <text:p text:style-name="Standard">https://www.wikidata.org/wiki/Q40231 <text:s text:c="5"/>40231 <text:s text:c="5"/>election <text:s text:c="23"/>process by which a population chooses an individual to hold public office <text:s text:c="26"/></text:p>
      <text:p text:style-name="Standard">https://www.wikidata.org/wiki/Q219825 <text:s text:c="4"/>219825 <text:s text:c="4"/>National Convention <text:s text:c="12"/>single-chamber assembly in France from 21 September 1792 to 26 October 1795 <text:s text:c="24"/></text:p>
      <text:p text:style-name="Standard">Q40231 Q219825 ['Martin']</text:p>
      <text:p text:style-name="Standard">https://www.wikidata.org/wiki/Q16928008 <text:s text:c="2"/>16928008 <text:s text:c="2"/>State <text:s text:c="26"/>semantic web platform created by London, England-based Equal Media Ltd. <text:s text:c="28"/></text:p>
      <text:p text:style-name="Standard">https://www.wikidata.org/wiki/Q219825 <text:s text:c="4"/>219825 <text:s text:c="4"/>National Convention <text:s text:c="12"/>single-chamber assembly in France from 21 September 1792 to 26 October 1795 <text:s text:c="24"/></text:p>
      <text:p text:style-name="Standard">Q16928008 Q219825 ['Martin']</text:p>
      <text:p text:style-name="Standard">https://www.wikidata.org/wiki/Q16928008 <text:s text:c="2"/>16928008 <text:s text:c="2"/>State <text:s text:c="26"/>semantic web platform created by London, England-based Equal Media Ltd. <text:s text:c="28"/></text:p>
      <text:p text:style-name="Standard">https://www.wikidata.org/wiki/Q219825 <text:s text:c="4"/>219825 <text:s text:c="4"/>National Convention <text:s text:c="12"/>single-chamber assembly in France from 21 September 1792 to 26 October 1795 <text:s text:c="24"/></text:p>
      <text:p text:style-name="Standard">Q16928008 Q219825 ['Van']</text:p>
      <text:p text:style-name="Standard">https://www.wikidata.org/wiki/Q219825 <text:s text:c="4"/>219825 <text:s text:c="4"/>National Convention <text:s text:c="12"/>single-chamber assembly in France from 21 September 1792 to 26 October 1795 <text:s text:c="24"/></text:p>
      <text:p text:style-name="Standard">https://www.wikidata.org/wiki/Q21071540 <text:s text:c="2"/>21071540 <text:s text:c="2"/>Fruition <text:s text:c="123"/></text:p>
      <text:p text:style-name="Standard">Q219825 Q21071540 ['come']</text:p>
      <text:p text:style-name="Standard">https://www.wikidata.org/wiki/Q29468 <text:s text:c="5"/>29468 <text:s text:c="5"/>Republican Party <text:s text:c="15"/>political party in the United States <text:s text:c="63"/></text:p>
      <text:p text:style-name="Standard">https://www.wikidata.org/wiki/Q21071540 <text:s text:c="2"/>21071540 <text:s text:c="2"/>Fruition <text:s text:c="123"/></text:p>
      <text:p text:style-name="Standard">Q29468 Q21071540 ['come']</text:p>
      <text:p text:style-name="Standard">6it [00:11, <text:s/>1.94s/i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7T11:18:41.914732223</meta:creation-date>
    <dc:date>2021-04-17T11:19:00.547622163</dc:date>
    <meta:editing-duration>PT19S</meta:editing-duration>
    <meta:editing-cycles>1</meta:editing-cycles>
    <meta:document-statistic meta:table-count="0" meta:image-count="0" meta:object-count="0" meta:page-count="4" meta:paragraph-count="127" meta:word-count="1187" meta:character-count="16380" meta:non-whitespace-character-count="9675"/>
    <meta:generator>LibreOffice/6.0.7.3$Linux_X86_64 LibreOffice_project/00m0$Build-3</meta:generator>
  </office:meta>
</office:document-meta>
</file>